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03_11-21-22_000.jpg</text:p>
          </table:table-cell>
          <table:table-cell table:style-name="ce19" office:value-type="string">
            <text:p>:m 1*1 RES / JVEMV6 64#68_?? / 『新釈漢文大系　２　大学　中庸』 著者=赤塚忠 / p.42 / w:虚；壱,topic:~ / N~</text:p>
          </table:table-cell>
          <table:table-cell table:style-name="ce4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2]=&quot;&quot;;[.C2];CONCATENATE([.C2];&quot; / &quot;;[.E2]))" office:value-type="string" office:string-value=":m 1*1 RES / JVEMV6 64#68_?? / 『新釈漢文大系　２　大学　中庸』 著者=赤塚忠 / p.42 / w:虚；壱,topic:~ / N~">
            <text:p>:m 1*1 RES / JVEMV6 64#68_?? / 『新釈漢文大系　２　大学　中庸』 著者=赤塚忠 / p.42 / w:虚；壱,topic:~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3-03_11-25-32_000.jpg</text:p>
          </table:table-cell>
          <table:table-cell table:style-name="ce19" office:value-type="string">
            <text:p>:PHOTO 記録 / PC画面 / 購入 / item=書籍：堤美果氏</text:p>
          </table:table-cell>
          <table:table-cell table:style-name="ce4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3]=&quot;&quot;;[.C3];CONCATENATE([.C3];&quot; / &quot;;[.E3]))" office:value-type="string" office:string-value=":PHOTO 記録 / PC画面 / 購入 / item=書籍：堤美果氏">
            <text:p>:PHOTO 記録 / PC画面 / 購入 / item=書籍：堤美果氏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03_17-09-29_000.jpg</text:p>
          </table:table-cell>
          <table:table-cell table:style-name="ce19" office:value-type="string">
            <text:p>:m 1*1 RES / JVEMV6 64#91_?? / 『新釈漢文大系　２８　礼記　中　学記』 著者=竹内照夫 / p.568 / w:仁；義；樂；禮,topic:~ / N~</text:p>
          </table:table-cell>
          <table:table-cell table:style-name="ce18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6" table:formula="of:=IF([.E4]=&quot;&quot;;[.C4];CONCATENATE([.C4];&quot; / &quot;;[.E4]))" office:value-type="string" office:string-value=":m 1*1 RES / JVEMV6 64#91_?? / 『新釈漢文大系　２８　礼記　中　学記』 著者=竹内照夫 / p.568 / w:仁；義；樂；禮,topic:~ / N~">
            <text:p>:m 1*1 RES / JVEMV6 64#91_?? / 『新釈漢文大系　２８　礼記　中　学記』 著者=竹内照夫 / p.568 / w:仁；義；樂；禮,topic:~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03_19-15-44_000.jpg</text:p>
          </table:table-cell>
          <table:table-cell table:style-name="ce19" office:value-type="string">
            <text:p>:m :尺八,shakuhachi,bamboo 1*1 / session-memo / s.1:prac=yuri-straight-1 \\\ s.2:scale=呂-scale,todays-melody,for=呂-scale,key=B;E \\\ s.3:scale=田舎節 \\\ s.4:todays-melody,key=Bm??,other=other-rythm \\\ s.5:todays-melody,for=oc-2_note-D;E;F#,key=B \\\ s.6:scale=都節</text:p>
          </table:table-cell>
          <table:table-cell table:style-name="ce19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5]=&quot;&quot;;[.C5];CONCATENATE([.C5];&quot; / &quot;;[.E5]))" office:value-type="string" office:string-value=":m :尺八,shakuhachi,bamboo 1*1 / session-memo / s.1:prac=yuri-straight-1 \\\ s.2:scale=呂-scale,todays-melody,for=呂-scale,key=B;E \\\ s.3:scale=田舎節 \\\ s.4:todays-melody,key=Bm??,other=other-rythm \\\ s.5:todays-melody,for=oc-2_note-D;E;F#,key=B \\\ s.6:scale=都節">
            <text:p>:m :尺八,shakuhachi,bamboo 1*1 / session-memo / s.1:prac=yuri-straight-1 \\\ s.2:scale=呂-scale,todays-melody,for=呂-scale,key=B;E \\\ s.3:scale=田舎節 \\\ s.4:todays-melody,key=Bm??,other=other-rythm \\\ s.5:todays-melody,for=oc-2_note-D;E;F#,key=B \\\ s.6:scale=都節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3-03_21-08-33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30.729675 E-139-34-45.864257</text:p>
          </table:table-cell>
          <table:table-cell table:style-name="ce36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3-04_01-57-58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7]=&quot;&quot;;[.C7];CONCATENATE([.C7];&quot; / &quot;;[.E7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3-04_01-58-07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3-04_07-52-28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3-04_08-16-09_000.jpg</text:p>
          </table:table-cell>
          <table:table-cell table:style-name="ce19" office:value-type="string">
            <text:p>:m :i 1*1 / music / composition / topic=曲のジャンル / content=スケールを基に、メロディー；特定のnotesから、音の流れ ||| :m :i 1*1 / area=diary / content=動詞３つ、名詞３つ、を使って、日誌を書く ||| :do / topic=製作 / content=瓶の下に敷く、布</text:p>
          </table:table-cell>
          <table:table-cell table:style-name="ce17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6" table:formula="of:=IF([.E10]=&quot;&quot;;[.C10];CONCATENATE([.C10];&quot; / &quot;;[.E10]))" office:value-type="string" office:string-value=":m :i 1*1 / music / composition / topic=曲のジャンル / content=スケールを基に、メロディー；特定のnotesから、音の流れ ||| :m :i 1*1 / area=diary / content=動詞３つ、名詞３つ、を使って、日誌を書く ||| :do / topic=製作 / content=瓶の下に敷く、布">
            <text:p>:m :i 1*1 / music / composition / topic=曲のジャンル / content=スケールを基に、メロディー；特定のnotesから、音の流れ ||| :m :i 1*1 / area=diary / content=動詞３つ、名詞３つ、を使って、日誌を書く ||| :do / topic=製作 / content=瓶の下に敷く、布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6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4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4">2021/03/04</text:date>, <text:time>11:06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04T11:06:03.84</dc:date>
    <dc:creator>iwabuchi ken</dc:creator>
    <meta:editing-duration>P31DT19H36M58S</meta:editing-duration>
    <meta:editing-cycles>11849</meta:editing-cycles>
    <meta:document-statistic meta:table-count="1" meta:cell-count="345" meta:object-count="0"/>
  </office:meta>
</office:document-meta>
</file>